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 Formen von Licht:</text:p>
      <text:p text:style-name="Standard"><text:tab/>-Umgebungslicht (überall ein bisschen licht [Computergrafik])</text:p>
      <text:p text:style-name="Standard"><text:tab/>-Diffuses Licht(CG ideal diffus → in alle Richtungen gleichmäßig)</text:p>
      <text:p text:style-name="Standard"><text:tab/>-Glanzlicht (mit nem parameter draufgeschummlt?????!1!'*#+#++sadfa hasldkfjah)</text:p>
      <text:p text:style-name="Standard"/>
      <text:p text:style-name="P1">Phong -Modell (Berechnung):</text:p>
      <text:p text:style-name="Standard"><text:tab/><text:span text:style-name="T1">-Diffuses Licht = LichtquellenIntensität * cos(Einfallswinkel) </text:span></text:p>
      <text:p text:style-name="Standard"><text:tab/><text:tab/>-cos weil je größer Winkel desto kleiner cos</text:p>
      <text:p text:style-name="Standard"><text:tab/><text:tab/>- = Lichtquellenintensität * (Einfallsvektor skalar NormalenVektorOberfläche)</text:p>
      <text:p text:style-name="Standard"><text:tab/><text:tab/><text:tab/><text:tab/><text:tab/><text:tab/><text:tab/><text:tab/><text:tab/>Vektorenlänge = 1;</text:p>
      <text:p text:style-name="Standard"><text:tab/><text:span text:style-name="T1">-SpiegelLicht = Lichtquellenintensität * cos^Faktor(IdealSPiegelwinkel)</text:span></text:p>
      <text:p text:style-name="Standard"><text:tab/><text:tab/><text:tab/><text:tab/><text:tab/><text:tab/><text:tab/>Faktor ^= lässt cos schneller sinken</text:p>
      <text:p text:style-name="Standard"><text:tab/><text:tab/>-Skalar wie oben wenn man will (StehVektor skalar IdealVektor)^Faktor</text:p>
      <text:p text:style-name="Standard"><text:tab/><text:tab/>-Reflexionsrichtung: cos(Einfallswinkel)*2 + -EinfallsVektor → Reflexionsendpunkt</text:p>
      <text:p text:style-name="Standard"><text:tab/>→ Alles mit ambienter Konstante <text:s/>addieren → Intensität</text:p>
      <text:p text:style-name="Standard"><text:tab/><text:span text:style-name="T1">-Licht pro Ecke oder Fläche berechnen</text:span></text:p>
      <text:p text:style-name="Standard"><text:tab/><text:tab/>-Default auf Ecke → Verlauf zwischen Ecken (Interpolation zwischen Farben → <text:tab/><text:tab/><text:tab/><text:tab/><text:tab/><text:tab/><text:tab/><text:tab/><text:tab/>gouraud modell)</text:p>
      <text:p text:style-name="Standard"><text:tab/>-Phong Schattierung (Normalen von Ecken werden interpoliert → langsamer als Gouraud)</text:p>
      <text:p text:style-name="Standard"/>
      <text:p text:style-name="Standard"/>
      <text:p text:style-name="Standard">Ia → Intensität Umgebung</text:p>
      <text:p text:style-name="Standard">L → Licht Richtung</text:p>
      <text:p text:style-name="Standard">N → Normale der Ecke</text:p>
      <text:p text:style-name="Standard">dot → SkalarProdukt</text:p>
      <text:p text:style-name="Standard">K → MaterialEigenschaften</text:p>
      <text:p text:style-name="Standard">v → Vektor zur Kamera (kamera in OGL bei 0,0,0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2:22:55.51</meta:creation-date>
    <meta:generator>OpenOffice.org/3.4.1$Win32 OpenOffice.org_project/341m1$Build-9593</meta:generator>
    <dc:date>2014-01-21T12:48:21.36</dc:date>
    <meta:editing-duration>P2DT1H44M26S</meta:editing-duration>
    <meta:editing-cycles>23</meta:editing-cycles>
    <meta:document-statistic meta:table-count="0" meta:image-count="0" meta:object-count="0" meta:page-count="1" meta:paragraph-count="23" meta:word-count="145" meta:character-count="1171"/>
  </office:meta>
</office:document-meta>
</file>